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ListParagraph" style:list-style-name="LFO2" style:family="paragraph">
      <style:text-properties fo:language="en" fo:country="US"/>
    </style:style>
    <style:style style:name="P3" style:parent-style-name="ListParagraph" style:list-style-name="LFO2" style:family="paragraph">
      <style:text-properties fo:language="en" fo:country="US"/>
    </style:style>
    <style:style style:name="P4" style:parent-style-name="Normal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5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6" style:parent-style-name="DefaultParagraphFont" style:family="text">
      <style:text-properties fo:font-style="italic" style:font-style-asian="italic" style:font-style-complex="italic" fo:language="en" fo:country="US"/>
    </style:style>
    <style:style style:name="T7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8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paragraph-properties fo:text-indent="0.4916in"/>
      <style:text-properties fo:language="en" fo:country="US"/>
    </style:style>
    <style:style style:name="P14" style:parent-style-name="Normal" style:family="paragraph">
      <style:paragraph-properties fo:text-indent="0.4916in"/>
      <style:text-properties fo:language="en" fo:country="US"/>
    </style:style>
    <style:style style:name="P15" style:parent-style-name="Normal" style:family="paragraph">
      <style:paragraph-properties fo:text-indent="0.4916in"/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paragraph-properties fo:text-indent="0.4916in"/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paragraph-properties fo:text-indent="0.4916in"/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T25" style:parent-style-name="DefaultParagraphFont" style:family="text">
      <style:text-properties fo:language="en" fo:country="US"/>
    </style:style>
    <style:style style:name="T26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27" style:parent-style-name="DefaultParagraphFont" style:family="text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language="en" fo:country="US"/>
    </style:style>
    <style:style style:name="T33" style:parent-style-name="DefaultParagraphFont" style:family="text">
      <style:text-properties fo:language="en" fo:country="US"/>
    </style:style>
    <style:style style:name="T34" style:parent-style-name="DefaultParagraphFont" style:family="text">
      <style:text-properties fo:font-weight="bold" style:font-weight-asian="bold" style:font-weight-complex="bold" fo:language="en" fo:country="US"/>
    </style:style>
    <style:style style:name="T35" style:parent-style-name="DefaultParagraphFont" style:family="text">
      <style:text-properties fo:font-weight="bold" style:font-weight-asian="bold" style:font-weight-complex="bold" fo:language="en" fo:country="US"/>
    </style:style>
    <style:style style:name="T36" style:parent-style-name="DefaultParagraphFont" style:family="text">
      <style:text-properties fo:font-weight="bold" style:font-weight-asian="bold" style:font-weight-complex="bold" fo:language="en" fo:country="US"/>
    </style:style>
    <style:style style:name="T37" style:parent-style-name="DefaultParagraphFont" style:family="text">
      <style:text-properties fo:language="en" fo:country="US"/>
    </style:style>
    <style:style style:name="T38" style:parent-style-name="DefaultParagraphFont" style:family="text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T40" style:parent-style-name="DefaultParagraphFont" style:family="text">
      <style:text-properties fo:language="en" fo:country="US"/>
    </style:style>
    <style:style style:name="T41" style:parent-style-name="DefaultParagraphFont" style:family="text">
      <style:text-properties fo:language="en" fo:country="US"/>
    </style:style>
    <style:style style:name="P42" style:parent-style-name="ListParagraph" style:list-style-name="LFO3" style:family="paragraph">
      <style:text-properties fo:language="en" fo:country="US"/>
    </style:style>
    <style:style style:name="P43" style:parent-style-name="ListParagraph" style:list-style-name="LFO3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language="en" fo:country="US"/>
    </style:style>
    <style:style style:name="T47" style:parent-style-name="DefaultParagraphFont" style:family="text">
      <style:text-properties fo:language="en" fo:country="US"/>
    </style:style>
    <style:style style:name="T48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49" style:parent-style-name="DefaultParagraphFont" style:family="text">
      <style:text-properties fo:language="en" fo:country="US"/>
    </style:style>
    <style:style style:name="T50" style:parent-style-name="DefaultParagraphFont" style:family="text">
      <style:text-properties fo:language="en" fo:country="US"/>
    </style:style>
    <style:style style:name="T51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52" style:parent-style-name="DefaultParagraphFont" style:family="text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T54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55" style:parent-style-name="DefaultParagraphFont" style:family="text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Normal" style:family="paragraph">
      <style:text-properties fo:font-weight="bold" style:font-weight-asian="bold" style:font-weight-complex="bold" fo:language="en" fo:country="US"/>
    </style:style>
  </office:automatic-styles>
  <office:body>
    <office:text text:use-soft-page-breaks="true">
      <text:p text:style-name="P1">Record yourself pronouncing the following items, then play the recording over and over again until told otherwise.</text:p>
      <text:list text:style-name="LFO2" text:continue-numbering="true">
        <text:list-item>
          <text:p text:style-name="P2">In this image, it is possible to see thirteen people who are walking.</text:p>
        </text:list-item>
        <text:list-item>
          <text:p text:style-name="P3">At the moment, she is working in a law firm, so she knows things about the justice system most people don’t.</text:p>
        </text:list-item>
      </text:list>
      <text:p text:style-name="P4"/>
      <text:p text:style-name="Normal"><text:span text:style-name="T5">Businesses’ obligation ought to be to protect their employee’s</text:span><text:span text:style-name="T6"><text:s/></text:span><text:span text:style-name="T7">health over their consumer’s convenience.</text:span></text:p>
      <text:p text:style-name="P8"/>
      <text:p text:style-name="P9"/>
      <text:p text:style-name="P10">Lockdown measures coming on Saturday</text:p>
      <text:p text:style-name="P11"/>
      <text:p text:style-name="P12">Where ?</text:p>
      <text:p text:style-name="P13"><text:s/>Canada –<text:s/>Ontario</text:p>
      <text:p text:style-name="P14">Amazon Warehouses<text:s/>that supply all over the country<text:tab/></text:p>
      <text:p text:style-name="P15"/>
      <text:p text:style-name="P16">Type of doc?</text:p>
      <text:p text:style-name="P17">Interview between news host and labor activist/advocate for workers’ rights</text:p>
      <text:p text:style-name="P18"/>
      <text:p text:style-name="P19">When ?</text:p>
      <text:p text:style-name="P20">During the pandemic</text:p>
      <text:p text:style-name="P21"/>
      <text:p text:style-name="P22">What ?</text:p>
      <text:p text:style-name="P23"><text:tab/>The protection of the health of Amazon employees during Covid-19</text:p>
      <text:p text:style-name="P24"><text:tab/></text:p>
      <text:p text:style-name="Normal"><text:span text:style-name="T25">People isolating at home and working from home<text:s/></text:span><text:span text:style-name="T26"></text:span><text:span text:style-name="T27"><text:s/>increases demand on online services</text:span></text:p>
      <text:p text:style-name="P28"/>
      <text:p text:style-name="Normal"><text:span text:style-name="T29">Some<text:s/></text:span><text:span text:style-name="T30">companies</text:span><text:span text:style-name="T31"><text:s/></text:span><text:span text:style-name="T32">like Amazon<text:s/></text:span><text:span text:style-name="T33">prime<text:s/></text:span><text:span text:style-name="T34">“</text:span><text:span text:style-name="T35">producti</text:span><text:span text:style-name="T36">on at the time”</text:span><text:span text:style-name="T37"><text:s/>over</text:span><text:span text:style-name="T38"><text:s/>their</text:span><text:span text:style-name="T39"><text:s/>workers</text:span><text:span text:style-name="T40">’</text:span><text:span text:style-name="T41"><text:s/>welfare</text:span></text:p>
      <text:list text:style-name="LFO3" text:continue-numbering="true">
        <text:list-item>
          <text:p text:style-name="P42">Social distancing not appliable in working conditions</text:p>
        </text:list-item>
        <text:list-item>
          <text:p text:style-name="P43">Our satisfaction comes at the cost of employees’ health and safety</text:p>
        </text:list-item>
      </text:list>
      <text:p text:style-name="P44"/>
      <text:p text:style-name="Normal"><text:span text:style-name="T45">Temporary<text:s/></text:span><text:span text:style-name="T46">workers</text:span><text:span text:style-name="T47"><text:s/></text:span><text:span text:style-name="T48"></text:span><text:span text:style-name="T49"><text:s/>don’t have access to sick leaves, etc…</text:span><text:span text:style-name="T50"><text:s/></text:span><text:span text:style-name="T51"></text:span><text:span text:style-name="T52"><text:s/>discourages them to stay at home<text:s/></text:span></text:p>
      <text:p text:style-name="P53">Pay leave is only delivered to employees<text:s/>testing positive for Covid-19</text:p>
      <text:soft-page-break/>
      <text:p text:style-name="Normal"><text:span text:style-name="T54">Commentary</text:span><text:span text:style-name="T55">:</text:span></text:p>
      <text:p text:style-name="P56">Warehouses and Factories: Should They Prioritize Production at the Cost of Employees’ Welfare or the Opposite ?</text:p>
      <text:p text:style-name="P57"/>
      <text:p text:style-name="P58">As we know, most shipping services’ companies like Amazon put an accent on production over time and employee productivity, which, at first, makes sense. But considering the present conditions and the Covid restrictions,<text:s/></text:p>
      <text:p text:style-name="P59"/>
      <text:p text:style-name="P60"/>
      <text:p text:style-name="P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style:font-name-asian="Calibri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ann Marty</meta:initial-creator>
    <dc:creator>Yann Marty</dc:creator>
    <meta:creation-date>2022-03-04T07:05:00Z</meta:creation-date>
    <dc:date>2022-03-04T08:24:00Z</dc:date>
    <meta:template xlink:href="Normal.dotm" xlink:type="simple"/>
    <meta:editing-cycles>18</meta:editing-cycles>
    <meta:editing-duration>PT4740S</meta:editing-duration>
    <meta:document-statistic meta:page-count="2" meta:paragraph-count="3" meta:word-count="234" meta:character-count="1518" meta:row-count="10" meta:non-whitespace-character-count="1287"/>
  </office:meta>
</office:document-meta>
</file>